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text-properties fo:language="de" fo:country="DE"/>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6"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7"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8"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9"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21" style:family="paragraph" style:parent-style-name="Standard">
      <style:paragraph-properties fo:break-before="page"/>
    </style:style>
    <style:style style:name="P22" style:family="paragraph" style:parent-style-name="Contents_20_Heading">
      <style:paragraph-properties fo:break-before="page"/>
    </style:style>
    <style:style style:name="P23" style:family="paragraph" style:parent-style-name="Textkörper_20_-_20_Fett">
      <style:text-properties fo:font-weight="bold" style:font-weight-asian="bold" style:font-weight-complex="bold"/>
    </style:style>
    <style:style style:name="P24"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5"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27" style:family="paragraph" style:parent-style-name="Text_20_body">
      <style:paragraph-properties fo:margin-left="0cm" fo:margin-right="0cm" fo:margin-top="0cm" fo:margin-bottom="0cm" fo:text-align="start" style:justify-single-word="false" fo:text-indent="0cm" style:auto-text-indent="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text-properties fo:font-weight="bold" style:font-weight-asian="bold" style:font-weight-complex="bold"/>
    </style:style>
    <style:style style:name="P36" style:family="paragraph" style:parent-style-name="Standard" style:list-style-name="L13"/>
    <style:style style:name="P37" style:family="paragraph" style:parent-style-name="Standard" style:list-style-name="L14"/>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text-properties fo:language="de" fo:country="DE"/>
    </style:style>
    <style:style style:name="P41"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2"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3"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4"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45"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6"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7"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48" style:family="paragraph" style:parent-style-name="Heading_20_4">
      <style:text-properties fo:font-weight="bold" style:font-weight-asian="bold" style:font-weight-complex="bold"/>
    </style:style>
    <style:style style:name="P49" style:family="paragraph">
      <style:paragraph-properties fo:margin-left="0cm" fo:margin-right="0cm" fo:margin-top="0cm" fo:margin-bottom="0cm" fo:line-height="100%" fo:text-align="center" fo:text-indent="0cm"/>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9"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p text:style-name="P21">Inhalt</text:p>
      <text:p text:style-name="P15"/>
      <text:list xml:id="list31158451" text:style-name="L1">
        <text:list-item>
          <text:p text:style-name="P41">Einleitung [ Daniel Böhm]</text:p>
          <text:list>
            <text:list-item>
              <text:p text:style-name="P42">Ausgangssituation</text:p>
            </text:list-item>
            <text:list-item>
              <text:p text:style-name="P42">Aufgabenstellung</text:p>
            </text:list-item>
            <text:list-item>
              <text:p text:style-name="P42">Einsatzgebiet</text:p>
            </text:list-item>
            <text:list-item>
              <text:p text:style-name="P42">Technische Ausgangssituation</text:p>
              <text:p text:style-name="P42"/>
            </text:list-item>
          </text:list>
        </text:list-item>
        <text:list-item>
          <text:p text:style-name="P41">Theoretische Grundlagen [Fred]</text:p>
          <text:list>
            <text:list-item>
              <text:p text:style-name="P42">Softwareapplikationen</text:p>
              <text:list>
                <text:list-item>
                  <text:p text:style-name="P42">Einsatzgebiete</text:p>
                </text:list-item>
                <text:list-item>
                  <text:p text:style-name="P42">Systemvoraussetzungen</text:p>
                </text:list-item>
              </text:list>
            </text:list-item>
          </text:list>
        </text:list-item>
      </text:list>
      <text:list xml:id="list31175346" text:style-name="L2">
        <text:list-item>
          <text:list>
            <text:list-item>
              <text:p text:style-name="P43">Datenbank MySQL</text:p>
            </text:list-item>
            <text:list-item>
              <text:p text:style-name="P43">Programmiersprache CakePHP</text:p>
              <text:p text:style-name="P43"/>
            </text:list-item>
          </text:list>
        </text:list-item>
      </text:list>
      <text:list xml:id="list31295570" text:continue-list="list31158451" text:style-name="L1">
        <text:list-item>
          <text:p text:style-name="P41">Softwareentwicklung [Andrey/Fred]</text:p>
          <text:list>
            <text:list-item>
              <text:p text:style-name="P44">Vorgehensmodell in der Entwicklung</text:p>
            </text:list-item>
            <text:list-item>
              <text:p text:style-name="P44">Modellierung des Softwaresystems (UML)</text:p>
            </text:list-item>
            <text:list-item>
              <text:p text:style-name="P44">IT-Konzept (Activity Diagramme)</text:p>
            </text:list-item>
            <text:list-item>
              <text:p text:style-name="P44">Softwarearchitektur </text:p>
              <text:p text:style-name="P44"/>
            </text:list-item>
          </text:list>
        </text:list-item>
        <text:list-item>
          <text:p text:style-name="P41">Qualitätsmanagement [ Timm Vollmer]</text:p>
          <text:list>
            <text:list-item>
              <text:p text:style-name="P45">Definition</text:p>
            </text:list-item>
            <text:list-item>
              <text:p text:style-name="P45">Bedeutung </text:p>
            </text:list-item>
            <text:list-item>
              <text:p text:style-name="P45">Zielsetzungen</text:p>
            </text:list-item>
          </text:list>
        </text:list-item>
      </text:list>
      <text:p text:style-name="P16"/>
      <text:list xml:id="list31286556" text:continue-numbering="true" text:style-name="L1">
        <text:list-item>
          <text:p text:style-name="P41">Testing [ Daniel Böhm]</text:p>
          <text:list>
            <text:list-item>
              <text:p text:style-name="P42">Vorgehensweise </text:p>
            </text:list-item>
            <text:list-item>
              <text:p text:style-name="P42">Hilfsinstrumentarien</text:p>
            </text:list-item>
            <text:list-item>
              <text:p text:style-name="P42">Erzielten Resultate und Dokumentation</text:p>
            </text:list-item>
          </text:list>
        </text:list-item>
      </text:list>
      <text:p text:style-name="P14"/>
      <text:list xml:id="list31296575" text:continue-numbering="true" text:style-name="L1">
        <text:list-header>
          <text:p text:style-name="P41"/>
          <text:p text:style-name="P41"/>
        </text:list-header>
        <text:list-item>
          <text:p text:style-name="P41">Verbesserungspotentiale [Andrey]</text:p>
          <text:list>
            <text:list-item>
              <text:p text:style-name="P46">Kurzfristige Ziele</text:p>
            </text:list-item>
            <text:list-item>
              <text:p text:style-name="P46">Mittel- und langfristige Ziele</text:p>
            </text:list-item>
            <text:list-item>
              <text:p text:style-name="P46">Individualisierung und Erweiterbarkeit</text:p>
            </text:list-item>
            <text:list-item>
              <text:p text:style-name="P46">Fazit</text:p>
            </text:list-item>
          </text:list>
        </text:list-item>
      </text:list>
      <text:p text:style-name="P17"/>
      <text:list xml:id="list31292704" text:continue-numbering="true" text:style-name="L1">
        <text:list-item>
          <text:p text:style-name="P41">Zusammenfassung [Daniel <text:s/>Böhm]</text:p>
          <text:list>
            <text:list-header>
              <text:p text:style-name="P42"/>
            </text:list-header>
          </text:list>
        </text:list-item>
        <text:list-item>
          <text:p text:style-name="P47">Anhang</text:p>
          <text:list>
            <text:list-item>
              <text:p text:style-name="P47">Abkürzungsverzeichnis [Daniel ]</text:p>
            </text:list-item>
            <text:list-item>
              <text:p text:style-name="P47">Abbildungsverzeichnis [Daniel]</text:p>
            </text:list-item>
            <text:list-item>
              <text:p text:style-name="P47">Quellenverzeichnis [ Daniel]</text:p>
            </text:list-item>
          </text:list>
        </text:list-item>
      </text:list>
      <text:p text:style-name="P27"/>
      <text:list xml:id="list31284114" text:continue-numbering="true" text:style-name="L1">
        <text:list-item>
          <text:list>
            <text:list-item>
              <text:p text:style-name="P47">Software als Zip</text:p>
            </text:list-item>
            <text:list-item>
              <text:p text:style-name="P47">Bewertung des Projektteams [Fred]</text:p>
            </text:list-item>
          </text:list>
        </text:list-item>
      </text:list>
      <text:p text:style-name="P9"/>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22">Inhaltsverzeichnis</text:p>
          </text:index-title>
          <text:p text:style-name="P20">1.<text:tab/>Einleitung [ Daniel Böhm ]<text:tab/>5</text:p>
          <text:p text:style-name="P26">1.1.<text:tab/>Ausgangssituation<text:tab/>5</text:p>
          <text:p text:style-name="P26">1.2.<text:tab/>Aufgabenstellung<text:tab/>5</text:p>
          <text:p text:style-name="P26">1.3.<text:tab/>Einsatzgebiet<text:tab/>5</text:p>
          <text:p text:style-name="P26">1.4.<text:tab/>Technische Ausgangssituation<text:tab/>6</text:p>
          <text:p text:style-name="P20">2.<text:tab/>Theoretische Grundlagen<text:tab/>7</text:p>
          <text:p text:style-name="P26">2.1.<text:tab/>Vorgehensmodell<text:tab/>7</text:p>
          <text:p text:style-name="P26">2.2.<text:tab/>Aufgabenbereiche <text:tab/>7</text:p>
          <text:p text:style-name="P25">2.2.1.<text:tab/>Projektmanagement<text:tab/>7</text:p>
          <text:p text:style-name="P25">2.2.2.<text:tab/>Analyse und Architektur<text:tab/>7</text:p>
          <text:p text:style-name="P24">2.2.2.1.<text:tab/>Entwicklung<text:tab/>8</text:p>
          <text:p text:style-name="P24">2.2.2.2.<text:tab/>Datenerhebung<text:tab/>8</text:p>
          <text:p text:style-name="P24">2.2.2.3.<text:tab/>Qualitätsmanagement<text:tab/>8</text:p>
          <text:p text:style-name="P24">2.2.2.4.<text:tab/>Dokumentation <text:tab/>8</text:p>
          <text:p text:style-name="P26">2.3.<text:tab/>Softwareapplikation<text:tab/>8</text:p>
          <text:p text:style-name="P26">2.4.<text:tab/>Programmiersprache <text:tab/>9</text:p>
          <text:p text:style-name="P25">2.4.1.<text:tab/>PHP<text:tab/>9</text:p>
          <text:p text:style-name="P25">2.4.2.<text:tab/>Javascript<text:tab/>9</text:p>
          <text:p text:style-name="P25">2.4.3.<text:tab/>AJAX / Web 2.0<text:tab/>10</text:p>
          <text:p text:style-name="P26">2.5.<text:tab/>Datenbanken<text:tab/>10</text:p>
          <text:p text:style-name="P26">2.6.<text:tab/>Frameworks und Librarys<text:tab/>10</text:p>
          <text:p text:style-name="P25">2.6.1.<text:tab/>Das CakePHP Framework<text:tab/>10</text:p>
          <text:p text:style-name="P25">2.6.2.<text:tab/>Jquery Library<text:tab/>12</text:p>
          <text:p text:style-name="P20">3.<text:tab/>Softwareentwicklung<text:tab/>13</text:p>
          <text:p text:style-name="P26">3.1.<text:tab/>Vorgehensmodell<text:tab/>13</text:p>
          <text:p text:style-name="P26">3.2.<text:tab/>Modellierung des Softwaresystems<text:tab/>13</text:p>
          <text:p text:style-name="P26">3.3.<text:tab/>IT-Konzept<text:tab/>13</text:p>
          <text:p text:style-name="P26">3.4.<text:tab/>Softwarearchitektur<text:tab/>13</text:p>
          <text:p text:style-name="P26">3.5.<text:tab/>Benutzeroberfläche <text:tab/>13</text:p>
          <text:p text:style-name="P20">4.<text:tab/>Qualitätsmanagement<text:tab/>15</text:p>
          <text:p text:style-name="P26">4.1.<text:tab/>Begriffe der Qualitätssicherung<text:tab/>15</text:p>
          <text:p text:style-name="P26">4.2.<text:tab/>Administration der Software<text:tab/>15</text:p>
          <text:p text:style-name="P26">4.3.<text:tab/>Test<text:tab/>15</text:p>
          <text:p text:style-name="P25">4.3.1.<text:tab/>Warum wird getestet<text:tab/>15</text:p>
          <text:p text:style-name="P25">4.3.2.<text:tab/>Vorgehensweise beim testen<text:tab/>16</text:p>
          <text:p text:style-name="P25">4.3.3.<text:tab/>Was wird getestet<text:tab/>16</text:p>
          <text:p text:style-name="P25">4.3.4.<text:tab/>Wer testet?<text:tab/>16</text:p>
          <text:p text:style-name="P25">4.3.5.<text:tab/>Wann wird getestet?<text:tab/>16</text:p>
          <text:p text:style-name="P26">4.4.<text:tab/>Standards <text:tab/>17</text:p>
          <text:p text:style-name="P25">4.4.1.<text:tab/>Coding Standards <text:tab/>17</text:p>
          <text:p text:style-name="P25">4.4.2.<text:tab/>Formate <text:tab/>17</text:p>
          <text:p text:style-name="P26">4.5.<text:tab/>Modularisierung<text:tab/>18</text:p>
          <text:p text:style-name="P20">5.<text:tab/>Testing<text:tab/>19</text:p>
          <text:p text:style-name="P26">5.1.<text:tab/>Ziele<text:tab/>19</text:p>
          <text:p text:style-name="P26">5.2.<text:tab/>Planung <text:tab/>19</text:p>
          <text:p text:style-name="P20">6.<text:tab/>Weiterentwicklung<text:tab/>24</text:p>
          <text:p text:style-name="P26">6.1.<text:tab/>Fazit<text:tab/>24</text:p>
          <text:p text:style-name="P26">6.2.<text:tab/>Angebotssoftware<text:tab/>24</text:p>
          <text:p text:style-name="P25">6.2.1.<text:tab/>Vergleich Soll/Ist Zustand<text:tab/>24</text:p>
          <text:p text:style-name="P25">6.2.2.<text:tab/>Hinweise zur Weiterentwicklung<text:tab/>24</text:p>
          <text:p text:style-name="P26">6.3.<text:tab/>Mögliche Weiterentwicklungen<text:tab/>25</text:p>
          <text:p text:style-name="P25">6.3.1.<text:tab/>MDA / MDSD<text:tab/>25</text:p>
          <text:p text:style-name="P25">6.3.2.<text:tab/>Customer Relationship Management (CRM)<text:tab/>25</text:p>
          <text:p text:style-name="P25">6.3.3.<text:tab/>Internationalisierung<text:tab/>25</text:p>
          <text:p text:style-name="P20">7.<text:tab/>Anhang<text:tab/>26</text:p>
          <text:p text:style-name="P26">7.1.<text:tab/>Quellenverzeichnis<text:tab/>26</text:p>
          <text:p text:style-name="P26"><text:soft-page-break/>7.2.<text:tab/>Mit geltende Unterlagen<text:tab/>26</text:p>
          <text:p text:style-name="P26">7.3.<text:tab/>Abkürzungsverzeichnis<text:tab/>26</text:p>
          <text:p text:style-name="P26">7.4.<text:tab/>Quellenverzeichnis<text:tab/>26</text:p>
        </text:index-body>
      </text:table-of-content>
      <text:p text:style-name="Standard"/>
      <text:p text:style-name="Standard"/>
      <text:p text:style-name="Standard"/>
      <text:p text:style-name="Standard"/>
      <text:h text:style-name="Heading_20_1" text:outline-level="1">Einleitung [ Daniel Böhm ]</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1164968"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text:soft-page-break/>Im Rahmen der administrativen Verwaltung sind folgende Einstellungen bzw. Modifikationen möglich:</text:p>
      <text:list xml:id="list31277353"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heoretische Grundlagen</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31297819"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1282401" text:continue-numbering="true" text:style-name="List_20_1">
        <text:list-item>
          <text:p text:style-name="Textkörper_20_-_20_Aufzählung">Analyse der Kundenanforderungen</text:p>
        </text:list-item>
        <text:list-item>
          <text:p text:style-name="Textkörper_20_-_20_Aufzählung">Erstellung eines geeigneten Fachkonzepts</text:p>
        </text:list-item>
        <text:list-item>
          <text:p text:style-name="Textkörper_20_-_20_Aufzählung">Definition von Entwicklungspaketen</text:p>
        </text:list-item>
        <text:list-item>
          <text:p text:style-name="Textkörper_20_-_20_Aufzählung">Anforderungen für Datenerhebung definieren</text:p>
        </text:list-item>
      </text:list>
      <text:h text:style-name="Heading_20_4" text:outline-level="4"><text:soft-page-break/>Entwicklung</text:h>
      <text:p text:style-name="Text_20_body">Die Entwicklung ist zuständig für die technische Umsetzung des Fachkonzepts. </text:p>
      <text:p text:style-name="Text_20_body">Aufgaben Entwicklung:</text:p>
      <text:list xml:id="list31296944"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48" text:outline-level="4">Datenerhebung</text:h>
      <text:p text:style-name="Text_20_body">Im Rahmen der Datenerhebung werden alle benötigten Daten gesammelt, technisch Aufbereitet und zur Verfügung gestellt. Dabei sind die Anforderungen aus Analyse und Architektur zu beachten.</text:p>
      <text:h text:style-name="P48"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31275544"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1278809"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1287135"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text:soft-page-break/>Preiswerte Entwicklung und Pflege</text:p>
        </text:list-item>
      </text:list>
      <text:p text:style-name="Textkörper_20_-_20_Fett">Nachteile von Webanwendungen</text:p>
      <text:list xml:id="list3129225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3">Die Rent-A-Jet Angebotssoftware folgt einem web orientierten Ansatz ist aber auf das lokale Intranet / LAN des Unternehmens begrenzt. Der Aufruf der Software erfolgt mit jedem beliebigen Browser. Eine Internetverbi<text:span text:style-name="T1">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31277267"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31294851"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31288331"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text:soft-page-break/>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P23">Ablauf eines HTTP Requests mit Hilfe von CakePHP</text:p>
      <text:p text:style-name="P2"><draw:frame draw:style-name="fr2" draw:name="Grafik1" text:anchor-type="paragraph" svg:width="14.023cm" svg:height="11.933cm" draw:z-index="4"><draw:image xlink:href="Pictures/1000000000000212000001C3CC72188B.gif" xlink:type="simple" xlink:show="embed" xlink:actuate="onLoad"/></draw:frame></text:p>
      <text:p text:style-name="P2"/>
      <text:p text:style-name="P2"/>
      <text:p text:style-name="Text_20_body">Der Browser sendet zu Beginn einen HTTP Request an den Webserver. Im CakePHP Router und Dispatcher wird der Aufruf analysiert. </text:p>
      <text:p text:style-name="P4"/>
      <text:p text:style-name="Standard"><text:span text:style-name="T8">Beispiel: </text:span><text:a xlink:type="simple" xlink:href="http://www.rent-a-jet.de/flugzeuge/view/3">http://www.rent-a-jet.de/flugzeuge/view/3</text:a></text:p>
      <text:p text:style-name="P4"/>
      <text:p text:style-name="Text_20_body">Aus der URL werden folgende Komponenten extrahiert:</text:p>
      <text:p text:style-name="P4"/>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3">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text:soft-page-break/>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31293367"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Softwareentwicklung</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der agile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Benutzeroberfläche </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31163117" text:style-name="L3">
        <text:list-item>
          <text:p text:style-name="P38"><text:soft-page-break/>Einfache Bedienbarkeit (Userbility)</text:p>
        </text:list-item>
        <text:list-item>
          <text:p text:style-name="P38">Leichte Zugänglichkeit (Accessibility)</text:p>
        </text:list-item>
        <text:list-item>
          <text:p text:style-name="P38">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11">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31164397" text:style-name="L4">
        <text:list-item>
          <text:p text:style-name="P39">Laden von Adressdaten bei Auswahl eines Kunden</text:p>
        </text:list-item>
        <text:list-item>
          <text:p text:style-name="P39">Aktualisierung des Formulars „Angebot erstellen“ beim Auswahl des Zeitchartertyps</text:p>
        </text:list-item>
        <text:list-item>
          <text:p text:style-name="P39">Kalender zur Auswahl des Start- und Enddatums</text:p>
        </text:list-item>
        <text:list-item>
          <text:p text:style-name="P39">Anzeigen einer Flugroutenübersicht inkl. Ergebnis der Entfernungs- und Gesamtpreisberechnung</text:p>
        </text:list-item>
        <text:list-item>
          <text:p text:style-name="P39">Aktualisierung der Kosten beim Hinzufügen von zusätzlichen Flugbegleitern</text:p>
        </text:list-item>
        <text:list-item>
          <text:p text:style-name="P39">Aktualisierung der Flugzeugliste bei Überschreitung der maximalen Flugstrecke eines Flugzeugtyps</text:p>
        </text:list-item>
        <text:list-item>
          <text:p text:style-name="P39">Aktualisierung der Flugzeugliste bei Überschreitung der maximalen Personenanzahl eines Flugzeugtyps</text:p>
        </text:list-item>
        <text:list-item>
          <text:p text:style-name="P39">Warnmeldung falls nachträglich Änderungen der Personenanzahl die maximale Personenanzahl des bereits gewählten Flugzeugtyps überschreiten.</text:p>
        </text:list-item>
        <text:list-item>
          <text:p text:style-name="P39">Warnmeldung falls nachträglich hinzugefügte Flugbegleiter die maximale Personenanzahl des bereits gewählten Flugzeugtyps überschreiten.</text:p>
        </text:list-item>
        <text:list-item>
          <text:p text:style-name="P39">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12">/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10">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10">Test ist ein relevanter Bestandteil der Qualitätssicherung und ohne ein ausführliches Testing kann die vertraglich vereinbarte Qualität nicht realisiert werden. </text:p>
      <text:h text:style-name="Heading_20_3" text:outline-level="3">Warum wird getestet</text:h>
      <text:p text:style-name="P10">Mit Testing wird die gewünschte Qualität des Kunden erreicht. Durch intensives Testing können Fehlerquellen ausgeschlossen werden und die Verfügbarkeit wird erhöht. </text:p>
      <text:p text:style-name="P10">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10">Leistungen gelten als nicht erbracht und verzögern das Projekt in einem erheblichen Umfang. Ferner können durch fehlerhafte Softwarefunktionalitäten Sicherheitsprobleme auftreten, die einen enormen Schaden anrichten können</text:p>
      <text:p text:style-name="P10"><text:soft-page-break/></text:p>
      <text:h text:style-name="Heading_20_3" text:outline-level="3">Vorgehensweise beim testen</text:h>
      <text:p text:style-name="Text_20_body">Der Grundgedanke des Testen wird in <text:s/>6 W Fragen beantwortet. Die Fragen lauten: </text:p>
      <text:p text:style-name="Text_20_body"/>
      <text:list xml:id="list31293572" text:continue-list="list31293367"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Standard"/>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3" draw:name="Grafik3" text:anchor-type="paragraph" svg:x="0.026cm" svg:y="0.064cm" svg:width="15.134cm" svg:height="11.906cm" draw:z-index="1"><draw:image xlink:href="Pictures/100000000000023C000001C238FB5FDD.jpg" xlink:type="simple" xlink:show="embed" xlink:actuate="onLoad"/></draw:frame></text:p>
      <text:p text:style-name="Text_20_body"/>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p text:style-name="P19"/>
      <text:h text:style-name="Heading_20_1" text:outline-level="1">Testing</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31283156"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31285177"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list xml:id="list31297225" text:continue-numbering="true" text:style-name="List_20_1">
        <text:list-item>
          <text:p text:style-name="Textkörper_20_-_20_Aufzählung">Was ist überhaupt zu testen?</text:p>
        </text:list-item>
        <text:list-item>
          <text:p text:style-name="Textkörper_20_-_20_Aufzählung"><text:soft-page-break/>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Standard"><text:soft-page-break/>Workflow Charterflug:</text:p>
      <text:list xml:id="list31174532" text:style-name="L5">
        <text:list-item>
          <text:p text:style-name="P28">Anfrage seitens des Kundenanforderungen</text:p>
        </text:list-item>
        <text:list-item>
          <text:p text:style-name="P28">Finanzielles Angebot erstellen und verschicken</text:p>
        </text:list-item>
        <text:list-item>
          <text:p text:style-name="P28">Bei Vorliegen der Antwort</text:p>
          <text:list>
            <text:list-item>
              <text:p text:style-name="P28">Wenn Antwort positiv, Vertrag vorbereiten</text:p>
            </text:list-item>
            <text:list-item>
              <text:p text:style-name="P28">Wenn Antwort negativ, Gründe erfragen → dann Ende</text:p>
            </text:list-item>
          </text:list>
        </text:list-item>
      </text:list>
      <text:list xml:id="list31166141" text:style-name="L6">
        <text:list-item>
          <text:p text:style-name="P29">Wenn Vertrag unterschrieben zurück</text:p>
          <text:list>
            <text:list-item>
              <text:p text:style-name="P29">Flugzeug, Crew und Catering bereitstellen</text:p>
            </text:list-item>
            <text:list-item>
              <text:p text:style-name="P29">Rechnung erstellen und verschicken, Zahlung verfolgen</text:p>
            </text:list-item>
            <text:list-item>
              <text:p text:style-name="P29">Flug durchführen</text:p>
            </text:list-item>
            <text:list-item>
              <text:p text:style-name="P29">Kundenzufriedenheit erfragen und abspeichern</text:p>
            </text:list-item>
          </text:list>
        </text:list-item>
      </text:list>
      <text:p text:style-name="Standard"/>
      <text:p text:style-name="Standard">Workflow: Kostenverfolgung</text:p>
      <text:p text:style-name="Standard"/>
      <text:list xml:id="list31146520" text:style-name="L7">
        <text:list-item>
          <text:p text:style-name="P30">Zahlungseingang verfolgen</text:p>
        </text:list-item>
        <text:list-item>
          <text:p text:style-name="P30">Wenn nicht zum Termin</text:p>
          <text:list>
            <text:list-item>
              <text:p text:style-name="P30">Mahnwesen</text:p>
            </text:list-item>
          </text:list>
        </text:list-item>
      </text:list>
      <text:p text:style-name="Standard"/>
      <text:p text:style-name="Standard">Analysen:</text:p>
      <text:p text:style-name="Standard"/>
      <text:list xml:id="list31161375" text:style-name="L8">
        <text:list-item>
          <text:p text:style-name="P31">Kundenzufriedenheit analysieren</text:p>
        </text:list-item>
        <text:list-item>
          <text:p text:style-name="P31">Ablehnungsgründe der Angebote analysieren</text:p>
        </text:list-item>
        <text:list-item>
          <text:p text:style-name="P31">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31177779" text:style-name="L9">
        <text:list-item>
          <text:p text:style-name="P32">Anzahl der nötigen Zwischenlandungen (pro Landung: Erhöhung der Charterzeit um 45 Min)</text:p>
        </text:list-item>
        <text:list-item>
          <text:p text:style-name="P32">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31175213" text:style-name="L10">
        <text:list-item>
          <text:p text:style-name="P33">Ausgabe des Angebotes als Brief auf Word oder PDF oder direkt als e-mail an den Interessenten (mit Bild des Flugzeuges)</text:p>
        </text:list-item>
        <text:list-item>
          <text:p text:style-name="P33">Ausgabe des Vertrages (ohne Bild)</text:p>
        </text:list-item>
        <text:list-item>
          <text:p text:style-name="P33">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50" svg:width="2.5cm" svg:height="2.273cm" svg:x="-0.446cm" svg:y="0.002cm"><text:p text:style-name="P49"><text:span text:style-name="T9">Tester</text:span></text:p></draw:rect><draw:custom-shape draw:style-name="gr3" draw:text-style-name="P50" svg:width="5cm" svg:height="2.273cm" svg:x="2.554cm" svg:y="0.002cm"><text:p text:style-name="P49"><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50" svg:width="5.001cm" svg:height="2.273cm" svg:x="8.054cm" svg:y="0.002cm"><text:p text:style-name="P49"><text:span text:style-name="T9">Führe Test</text:span></text:p><text:p text:style-name="P49"><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50" svg:width="5cm" svg:height="2.273cm" svg:x="13.055cm" svg:y="0.002cm"><text:p text:style-name="P49"><text:span text:style-name="T9">Werte Test</text:span></text:p><text:p text:style-name="P49"><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31157166" text:style-name="L11">
        <text:list-item>
          <text:list>
            <text:list-item>
              <text:p text:style-name="P34">Hilfsinstrumentarien</text:p>
            </text:list-item>
          </text:list>
        </text:list-item>
      </text:list>
      <text:p text:style-name="Standard"/>
      <text:p text:style-name="Standard"><text:soft-page-break/>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2" draw:name="graphics1" text:anchor-type="paragraph" svg:width="15.157cm" svg:height="12.289cm" draw:z-index="3"><draw:image xlink:href="Pictures/2000000700003CAC0000313363675DAE.svm" xlink:type="simple" xlink:show="embed" xlink:actuate="onLoad"/></draw:frame></text:p>
      <text:p text:style-name="Standard"/>
      <text:p text:style-name="Standard"/>
      <text:list xml:id="list31159265" text:style-name="L12">
        <text:list-item>
          <text:list>
            <text:list-item>
              <text:p text:style-name="P35">Erzielte Resultate und Dokumentation</text:p>
            </text:list-item>
          </text:list>
        </text:list-item>
      </text:list>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text:soft-page-break/>Maßgeblich für die Dokumentation sind die sogenannten „Three-steps“, die die drei Stufen des Testablaufs darstellen:</text:p>
      <text:p text:style-name="Standard"/>
      <text:list xml:id="list31157204" text:style-name="L13">
        <text:list-item>
          <text:p text:style-name="P36">Planung – Worum geht es eigentlich?</text:p>
        </text:list-item>
        <text:list-item>
          <text:p text:style-name="P36">Durchführung – Wie wurde getestet?</text:p>
        </text:list-item>
        <text:list-item>
          <text:p text:style-name="P36">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31164941" text:style-name="L14">
        <text:list-item>
          <text:p text:style-name="P37">der Fehler richtig korrigiert wurde</text:p>
        </text:list-item>
        <text:list-item>
          <text:p text:style-name="P37">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Weiterentwicklung</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text:soft-page-break/>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
      <text:h text:style-name="Heading_20_1" text:outline-level="1">Anhang</text:h>
      <text:p text:style-name="Text_20_body"/>
      <text:h text:style-name="Heading_20_2" text:outline-level="2">Quellenverzeichnis</text:h>
      <text:p text:style-name="Text_20_body"><text:a xlink:type="simple" xlink:href="http://www.apachefriends.org/de/xampp-windows.html#628">http://www.apachefriends.org/de/xampp-windows.html#628</text:a></text:p>
      <text:p text:style-name="Text_20_body"/>
      <text:p text:style-name="Text_20_body"/>
      <text:h text:style-name="Heading_20_2" text:outline-level="2">Mit geltende Unterlagen</text:h>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alyse<text:tab/>???</text:p>
      <text:p text:style-name="Textkörper_20_-_20_Beschreibung">Fachkonzept<text:tab/>???</text:p>
      <text:p text:style-name="Textkörper_20_-_20_Beschreibung">Benutzerhandbuch<text:tab/>???</text:p>
      <text:p text:style-name="Textkörper_20_-_20_Beschreibung">Leistungsbeschreibung der Firma Rent-A-Jet als Grundlage des Angebots </text:p>
      <text:p text:style-name="Textkörper_20_-_20_Beschreibung">Angebot<text:tab/>???</text:p>
      <text:p text:style-name="Textkörper_20_-_20_Beschreibung"/>
      <text:h text:style-name="Heading_20_2" text:outline-level="2">Abkürzungsverzeichnis</text:h>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OCL<text:tab/>Object Constrains Language. Eine standardisierte Sprache zur Beschreibung von Objektabhängigkeiten und Nebenbedingungen. </text:p>
      <text:p text:style-name="Textkörper_20_-_20_Beschreibung"/>
      <text:h text:style-name="Heading_20_2" text:outline-level="2">Quellenverzeichnis</text:h>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cm"/>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4T11:17:50.98</dc:date>
    <meta:editing-duration>PT19H27M36S</meta:editing-duration>
    <meta:editing-cycles>214</meta:editing-cycles>
    <meta:generator>OpenOffice.org/3.1$Win32 OpenOffice.org_project/310m11$Build-9399</meta:generator>
    <meta:document-statistic meta:table-count="2" meta:image-count="4" meta:object-count="0" meta:page-count="26" meta:paragraph-count="488" meta:word-count="6240" meta:character-count="48540"/>
    <meta:user-defined meta:name="Info 1"/>
    <meta:user-defined meta:name="Info 2"/>
    <meta:user-defined meta:name="Info 3"/>
    <meta:user-defined meta:name="Info 4"/>
  </office:meta>
</office:document-meta>
</file>